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s Pass Thru,<text:tab/><text:tab/><text:tab/><text:span text:style-name="T1">EASY</text:span><text:line-break/><text:tab/>Partner Trade,<text:line-break/><text:tab/>Reverse Flutter Wheel,<text:line-break/><text:tab/>Backaway,<text:line-break/>Sides Pass Thru,<text:line-break/><text:tab/>Partner Trade,<text:line-break/><text:tab/>Reverse Flutter Wheel,<text:line-break/><text:tab/>Backaway,<text:line-break/>Circle Left,<text:line-break/>Ladies Center, Men Sashay,<text:line-break/>Ladies Center, Men Sashay,<text:line-break/>Allemande Left </text:p>
      <text:p text:style-name="P1"/>
      <text:p text:style-name="P1">Heads Pass The Ocean,<text:line-break/>Extend,<text:line-break/>Swing Thru,<text:line-break/>Girls U-Turn Back,<text:line-break/>Ferris Wheel,<text:line-break/>Centers Veer Right,<text:line-break/>Centers Veer Left,<text:line-break/>Pass Thru, <text:s/>Trade By,</text:p>
      <text:p text:style-name="P1">L.A </text:p>
      <text:p text:style-name="P1"><text:soft-page-break/>Four Ladies Chain 3/4,<text:line-break/>Head Position Square Thru 4,<text:line-break/>Swing Thru,<text:line-break/>Boys Run,<text:line-break/>Couples Circulate,<text:line-break/>Boys Circulate,<text:line-break/>Couples Circulate,<text:line-break/>Boys Circulate,<text:line-break/>Wheel &amp; Deal,<text:line-break/>Pass Thru, <text:s/>[Trade by, Pass Thru]<text:line-break/>Allemande Left </text:p>
      <text:p text:style-name="P1"/>
      <text:p text:style-name="P1">Heads Square Thru 4,<text:line-break/>Sides Rollaway,<text:line-break/><text:span text:style-name="T2">Centers Split The Outsides Around 1 To A Line,</text:span><text:line-break/>Pass Thru,<text:line-break/>Ends Cross Fold,<text:line-break/>Swing Thru,<text:line-break/>Recycle,<text:line-break/>Pass To The Center,<text:line-break/>Centers Square Thru 3,<text:line-break/>L.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5T18:11:39.81</meta:creation-date>
    <meta:document-statistic meta:table-count="0" meta:image-count="0" meta:object-count="0" meta:page-count="2" meta:paragraph-count="5" meta:word-count="118" meta:character-count="751"/>
    <dc:date>2018-06-15T18:57:46.50</dc:date>
    <meta:editing-duration>PT15M3S</meta:editing-duration>
    <meta:editing-cycles>1</meta:editing-cycles>
    <meta:generator>OpenOffice/4.1.2$Win32 OpenOffice.org_project/412m3$Build-9782</meta:generator>
  </office:meta>
</office:document-meta>
</file>